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E0000005E3DB11BFF2B79815D.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035cm" svg:stroke-color="#00cc00" draw:marker-start-width="0.252cm" draw:marker-end="Dimension_20_Lines" draw:marker-end-width="0.352cm" draw:fill="none" draw:textarea-vertical-align="middle" fo:padding-top="0.142cm" fo:padding-bottom="0.142cm" fo:padding-left="0.267cm" fo:padding-right="0.267cm"/>
    </style:style>
    <style:style style:name="gr2" style:family="graphic" style:parent-style-name="objectwithoutfill">
      <style:graphic-properties svg:stroke-width="0.035cm" svg:stroke-color="#00cc00" draw:marker-start-width="0.252cm" draw:marker-end="Arrow" draw:marker-end-width="0.352cm" draw:fill="none" draw:textarea-vertical-align="middle" fo:padding-top="0.142cm" fo:padding-bottom="0.142cm" fo:padding-left="0.267cm" fo:padding-right="0.267cm"/>
    </style:style>
    <style:style style:name="gr3" style:family="graphic" style:parent-style-name="objectwithoutfill">
      <style:graphic-properties svg:stroke-width="0.035cm" svg:stroke-color="#660066" draw:marker-start-width="0.252cm" draw:marker-end="Arrow" draw:marker-end-width="0.3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66ccff"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style:style>
    <style:style style:name="gr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aw:fill-color="#ffd320"/>
    </style:style>
    <style:style style:name="gr1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33ff"/>
    </style:style>
    <style:style style:name="gr1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draw:fill-color="#cc0000"/>
    </style:style>
    <style:style style:name="gr1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669966"/>
    </style:style>
    <style:style style:name="gr16" style:family="graphic" style:parent-style-name="standard">
      <style:graphic-properties draw:stroke="none" dr3d:horizontal-segments="4" dr3d:vertical-segments="14" dr3d:close-front="true" dr3d:close-back="true"/>
    </style:style>
    <style:style style:name="gr17" style:family="graphic" style:parent-style-name="standard">
      <style:graphic-properties draw:stroke="none" draw:fill-color="#669966" dr3d:horizontal-segments="4" dr3d:vertical-segments="14" dr3d:close-front="true" dr3d:close-back="true"/>
    </style:style>
    <style:style style:name="gr18" style:family="graphic" style:parent-style-name="standard">
      <style:graphic-properties draw:stroke="none" draw:fill-color="#ffd320" dr3d:horizontal-segments="4" dr3d:vertical-segments="14" dr3d:close-front="true" dr3d:close-back="true"/>
    </style:style>
    <style:style style:name="gr19" style:family="graphic" style:parent-style-name="standard">
      <style:graphic-properties draw:stroke="none" svg:stroke-color="#ffffff" draw:fill="none" draw:fill-color="#ffffff" fo:min-height="0.72cm"/>
    </style:style>
    <style:style style:name="gr20" style:family="graphic" style:parent-style-name="standard">
      <style:graphic-properties draw:stroke="none" svg:stroke-color="#000000" draw:fill="none" draw:fill-color="#ffffff" fo:min-height="0.72cm"/>
    </style:style>
    <style:style style:name="gr21" style:family="graphic" style:parent-style-name="standard">
      <style:graphic-properties draw:stroke="none" svg:stroke-color="#000000" draw:fill="none" draw:fill-color="#ffffff" fo:min-height="0.853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33"/>
    </style:style>
    <style:style style:name="gr25" style:family="graphic" style:parent-style-name="standard">
      <style:graphic-properties draw:stroke="none" svg:stroke-color="#000000" draw:fill="none" fo:min-height="0.784cm"/>
    </style:style>
    <style:style style:name="gr26"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P4" style:family="paragraph">
      <style:paragraph-properties fo:margin-left="0cm" fo:margin-right="0cm" fo:text-indent="0cm">
        <style:tab-stops>
          <style:tab-stop style:position="0.7cm"/>
        </style:tab-stops>
      </style:paragraph-properties>
    </style:style>
    <style:style style:name="P5" style:family="paragraph">
      <style:text-properties fo:color="#669966" style:font-name="F" fo:font-size="21.2000007629395pt"/>
    </style:style>
    <style:style style:name="P6" style:family="paragraph">
      <style:text-properties fo:color="#9933ff" style:font-name="F" fo:font-size="21.2000007629395pt"/>
    </style:style>
    <style:style style:name="P7" style:family="paragraph">
      <style:text-properties style:font-name="F" fo:font-size="21.2000007629395pt"/>
    </style:style>
    <style:style style:name="P8" style:family="paragraph">
      <style:text-properties fo:color="#ffd320" style:font-name="F" fo:font-size="21.2000007629395pt"/>
    </style:style>
    <style:style style:name="P9" style:family="paragraph">
      <style:text-properties fo:color="#cc0000" style:font-name="F" fo:font-size="21.2000007629395pt"/>
    </style:style>
    <style:style style:name="T1" style:family="text">
      <style:text-properties fo:color="#ffffff" fo:font-size="18pt" style:font-size-asian="18pt" style:font-size-complex="18pt"/>
    </style:style>
    <style:style style:name="T2" style:family="text">
      <style:text-properties fo:color="#729fcf" fo:font-size="21.2000007629395pt"/>
    </style:style>
    <style:style style:name="T3" style:family="text">
      <style:text-properties fo:color="#669966" fo:font-size="21.2000007629395pt"/>
    </style:style>
    <style:style style:name="T4" style:family="text">
      <style:text-properties fo:color="#9933ff" fo:font-size="21.2000007629395pt"/>
    </style:style>
    <style:style style:name="T5" style:family="text">
      <style:text-properties fo:color="#cc0000" fo:font-size="21.2000007629395pt"/>
    </style:style>
    <style:style style:name="T6" style:family="text">
      <style:text-properties fo:color="#669966" style:font-name="F" fo:font-size="21.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5.905cm" svg:y1="8.992cm" svg:x2="27.069cm" svg:y2="8.992cm">
          <text:p/>
        </draw:line>
        <draw:line draw:style-name="gr2" draw:text-style-name="P1" draw:layer="layout" svg:x1="14.106cm" svg:y1="5.998cm" svg:x2="25.577cm" svg:y2="5.998cm">
          <text:p/>
        </draw:line>
        <draw:line draw:style-name="gr3" draw:text-style-name="P1" draw:layer="layout" svg:x1="26.035cm" svg:y1="8.799cm" svg:x2="26.035cm" svg:y2="6.586cm">
          <text:p/>
        </draw:line>
        <draw:line draw:style-name="gr3" draw:text-style-name="P1" draw:layer="layout" svg:x1="26.035cm" svg:y1="9.262cm" svg:x2="26.035cm" svg:y2="11.379cm">
          <text:p/>
        </draw:line>
        <draw:line draw:style-name="gr2" draw:text-style-name="P1" draw:layer="layout" svg:x1="22.076cm" svg:y1="12.007cm" svg:x2="25.632cm" svg:y2="12.007cm">
          <text:p/>
        </draw:line>
        <draw:line draw:style-name="gr2" draw:text-style-name="P1" draw:layer="layout" svg:x1="22.077cm" svg:y1="9.007cm" svg:x2="25.568cm" svg:y2="8.978cm">
          <text:p/>
        </draw:line>
        <draw:line draw:style-name="gr3" draw:text-style-name="P1" draw:layer="layout" svg:x1="17.919cm" svg:y1="15.058cm" svg:x2="21.693cm" svg:y2="12.575cm">
          <text:p/>
        </draw:line>
        <draw:line draw:style-name="gr2" draw:text-style-name="P1" draw:layer="layout" svg:x1="17.926cm" svg:y1="12.007cm" svg:x2="21.521cm" svg:y2="12.007cm">
          <text:p/>
        </draw:line>
        <draw:line draw:style-name="gr2" draw:text-style-name="P1" draw:layer="layout" svg:x1="14.139cm" svg:y1="12.007cm" svg:x2="17.376cm" svg:y2="12.007cm">
          <text:p/>
        </draw:line>
        <draw:line draw:style-name="gr4" draw:text-style-name="P1" draw:layer="layout" svg:x1="14.042cm" svg:y1="12.138cm" svg:x2="14.042cm" svg:y2="14.699cm">
          <text:p/>
        </draw:line>
        <draw:line draw:style-name="gr2" draw:text-style-name="P1" draw:layer="layout" svg:x1="14.157cm" svg:y1="15.039cm" svg:x2="17.35cm" svg:y2="15.039cm">
          <text:p/>
        </draw:line>
        <draw:line draw:style-name="gr2" draw:text-style-name="P1" draw:layer="layout" svg:x1="18.058cm" svg:y1="18.023cm" svg:x2="21.548cm" svg:y2="18.023cm">
          <text:p/>
        </draw:line>
        <draw:line draw:style-name="gr2" draw:text-style-name="P1" draw:layer="layout" svg:x1="14.089cm" svg:y1="18.023cm" svg:x2="17.656cm" svg:y2="18.023cm">
          <text:p/>
        </draw:line>
        <draw:line draw:style-name="gr2" draw:text-style-name="P1" draw:layer="layout" svg:x1="10.203cm" svg:y1="18.023cm" svg:x2="13.509cm" svg:y2="18.023cm">
          <text:p/>
        </draw:line>
        <draw:line draw:style-name="gr2" draw:text-style-name="P1" draw:layer="layout" svg:x1="10.153cm" svg:y1="12.007cm" svg:x2="13.451cm" svg:y2="12.007cm">
          <text:p/>
        </draw:line>
        <draw:line draw:style-name="gr2" draw:text-style-name="P1" draw:layer="layout" svg:x1="10.22cm" svg:y1="5.998cm" svg:x2="13.397cm" svg:y2="5.998cm">
          <text:p/>
        </draw:line>
        <draw:line draw:style-name="gr4" draw:text-style-name="P1" draw:layer="layout" svg:x1="10.02cm" svg:y1="12.124cm" svg:x2="10.02cm" svg:y2="17.248cm">
          <text:p/>
        </draw:line>
        <draw:line draw:style-name="gr5" draw:text-style-name="P1" draw:layer="layout" svg:x1="8.034cm" svg:y1="1.948cm" svg:x2="8.082cm" svg:y2="19.904cm">
          <text:p/>
        </draw:line>
        <draw:line draw:style-name="gr5" draw:text-style-name="P1" draw:layer="layout" svg:x1="12.026cm" svg:y1="1.972cm" svg:x2="12.051cm" svg:y2="19.928cm">
          <text:p/>
        </draw:line>
        <draw:line draw:style-name="gr5" draw:text-style-name="P1" draw:layer="layout" svg:x1="15.995cm" svg:y1="2.02cm" svg:x2="16.068cm" svg:y2="19.928cm">
          <text:p/>
        </draw:line>
        <draw:line draw:style-name="gr5" draw:text-style-name="P1" draw:layer="layout" svg:x1="20.012cm" svg:y1="2.02cm" svg:x2="20.013cm" svg:y2="19.928cm">
          <text:p/>
        </draw:line>
        <draw:line draw:style-name="gr5" draw:text-style-name="P1" draw:layer="layout" svg:x1="24.005cm" svg:y1="1.948cm" svg:x2="23.981cm" svg:y2="20cm">
          <text:p/>
        </draw:line>
        <draw:line draw:style-name="gr4" draw:text-style-name="P1" draw:layer="layout" svg:x1="10.02cm" svg:y1="6.109cm" svg:x2="10.02cm" svg:y2="11.259cm">
          <text:p/>
        </draw:line>
        <dr3d:scene draw:style-name="gr6"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8" svg:width="0.866cm" svg:height="0.866cm" svg:x="21.617cm" svg:y="8.5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3d:scene draw:style-name="gr10"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3d:scene draw:style-name="gr12"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14" svg:width="0.866cm" svg:height="0.866cm" svg:x="9.587cm" svg:y="11.5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 draw:layer="layout"/>
        </dr3d:scene>
        <dr3d:scene draw:style-name="gr6"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3d:scene draw:style-name="gr12" svg:width="0.726cm" svg:height="0.726cm" svg:x="13.679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17.671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21.687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14" svg:width="0.726cm" svg:height="0.726cm" svg:x="17.671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0.726cm" svg:height="0.726cm" svg:x="13.679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aw:line draw:style-name="gr4" draw:text-style-name="P1" draw:layer="layout" svg:x1="22.05cm" svg:y1="12.05cm" svg:x2="22.05cm" svg:y2="9.489cm">
          <text:p/>
        </draw:line>
        <draw:line draw:style-name="gr4" draw:text-style-name="P1" draw:layer="layout" svg:x1="10.02cm" svg:y1="3.363cm" svg:x2="10.02cm" svg:y2="5.497cm">
          <text:p/>
        </draw:line>
        <dr3d:scene draw:style-name="gr6"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14" svg:width="0.838cm" svg:height="0.838cm" svg:x="25.616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0.838cm" svg:height="0.838cm" svg:x="25.616cm" svg:y="8.5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4" svg:width="0.838cm" svg:height="0.838cm" svg:x="21.631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dr3d:scene draw:style-name="gr14"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2"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6"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aw:frame draw:style-name="gr19" draw:text-style-name="P2" draw:layer="layout" svg:width="3.793cm" svg:height="0.97cm" svg:x="2.717cm" svg:y="5.518cm">
          <draw:text-box>
            <text:p>Version 1.0</text:p>
          </draw:text-box>
        </draw:frame>
        <draw:frame draw:style-name="gr20" draw:text-style-name="P2" draw:layer="layout" svg:width="2.909cm" svg:height="0.97cm" svg:x="3.159cm" svg:y="8.524cm">
          <draw:text-box>
            <text:p>Release</text:p>
          </draw:text-box>
        </draw:frame>
        <draw:frame draw:style-name="gr20" draw:text-style-name="P2" draw:layer="layout" svg:width="1.852cm" svg:height="0.97cm" svg:x="3.687cm" svg:y="17.514cm">
          <draw:text-box>
            <text:p>Red</text:p>
          </draw:text-box>
        </draw:frame>
        <draw:frame draw:style-name="gr21" draw:text-style-name="P2" draw:layer="layout" svg:width="4.364cm" svg:height="1.103cm" svg:x="2.431cm" svg:y="11.461cm">
          <draw:text-box>
            <text:p>Development</text:p>
          </draw:text-box>
        </draw:frame>
        <draw:frame draw:style-name="gr22" draw:text-style-name="P2" draw:layer="layout" svg:width="2.469cm" svg:height="0.962cm" svg:x="3.379cm" svg:y="14.582cm">
          <draw:text-box>
            <text:p>Purple</text:p>
          </draw:text-box>
        </draw:frame>
        <dr3d:scene draw:style-name="gr23"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aw:frame draw:style-name="gr25" draw:text-style-name="P3" draw:layer="layout" svg:width="2.7cm" svg:height="1.034cm" svg:x="3.263cm" svg:y="2.523cm">
          <draw:text-box>
            <text:p><text:span text:style-name="T1">Master</text:span></text:p>
          </draw:text-box>
        </draw:frame>
        <dr3d:scene draw:style-name="gr26"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1" draw:layer="layout" svg:x1="27.959cm" svg:y1="20cm" svg:x2="27.958cm" svg:y2="1.948cm">
          <text:p/>
        </draw:line>
        <draw:line draw:style-name="gr2" draw:text-style-name="P1" draw:layer="layout" svg:x1="26.138cm" svg:y1="5.998cm" svg:x2="27.934cm" svg:y2="5.998cm">
          <text:p/>
        </draw:line>
        <draw:line draw:style-name="gr2" draw:text-style-name="P1" draw:layer="layout" svg:x1="26.066cm" svg:y1="12.019cm" svg:x2="27.883cm" svg:y2="11.995cm">
          <text:p/>
        </draw:line>
        <officeooo:annotation svg:x="9.821cm" svg:y="4.198cm">
          <dc:date>2017-03-04T15:51:06</dc:date>
          <text:p>Task:</text:p>
          <text:p>Version 1.0 branched from master.</text:p>
          <text:p>Master frozen.</text:p>
          <text:p/>
          <text:p>Commands:</text:p>
          <text:p>git checkout -b Version_1.0 master</text:p>
          <text:p>git branch --edit-description <text:s/>Version_1.0</text:p>
          <text:p>git push -u origin Version_1.0</text:p>
        </officeooo:annotation>
        <officeooo:annotation svg:x="9.82cm" svg:y="9.947cm">
          <dc:date>2017-03-04T15:51:35</dc:date>
          <text:p>Task:</text:p>
          <text:p>Development branched from Version 1.0.</text:p>
          <text:p/>
          <text:p>Commands:</text:p>
          <text:p>git checkout -b Development Version_1.0 </text:p>
          <text:p>git branch --edit-description <text:s/>Development</text:p>
          <text:p>git push -u origin Development</text:p>
        </officeooo:annotation>
        <officeooo:annotation svg:x="9.821cm" svg:y="15.978cm">
          <dc:date>2017-03-04T15:51:40</dc:date>
          <text:p>Task:</text:p>
          <text:p>Red_Feature branched from Development</text:p>
          <text:p/>
          <text:p>Commands:</text:p>
          <text:p>git checkout -b Red_Feature Development</text:p>
          <text:p>git branch --edit-description <text:s/>Red_Feature</text:p>
          <text:p>git push -u origin Red_Feature</text:p>
        </officeooo:annotation>
        <officeooo:annotation svg:x="12.338cm" svg:y="5.775cm">
          <dc:date>2017-03-04T15:51:17</dc:date>
          <text:p>Task:</text:p>
          <text:p>Version 1.0 updated.</text:p>
          <text:p/>
          <text:p>Commands:</text:p>
          <text:p><text:span text:style-name="T2">git checkout Version_1.0</text:span></text:p>
          <text:p text:style-name="P4"><text:span text:style-name="T2">vi initializr/robots.txt</text:span></text:p>
          <text:p text:style-name="P4"><text:span text:style-name="T2">git commit -am "Section 2 - Step 4: Updating initializr/robots.txt"</text:span></text:p>
          <text:p text:style-name="P4"><text:span text:style-name="T2">git push</text:span></text:p>
        </officeooo:annotation>
        <officeooo:annotation svg:x="12.415cm" svg:y="11.728cm">
          <dc:date>2017-03-04T15:51:48</dc:date>
          <text:p>Task:</text:p>
          <text:p>Development updated.</text:p>
          <text:p/>
          <text:p>Commands:</text:p>
          <text:p><text:span text:style-name="T3">git checkout Development </text:span></text:p>
          <text:p><text:span text:style-name="T3">vi Features/New_Dev.URL</text:span></text:p>
          <text:p><text:span text:style-name="T3">git add Features/New_Dev.URL</text:span></text:p>
          <text:p><text:span text:style-name="T3">git commit -m "Section 2 - Step 5: Creating Features/New_Dev.URL"</text:span></text:p>
          <text:p><text:span text:style-name="T3">git push</text:span></text:p>
        </officeooo:annotation>
        <officeooo:annotation svg:x="13.839cm" svg:y="13.382cm">
          <dc:date>2017-03-04T15:51:55</dc:date>
          <text:p>Task:</text:p>
          <text:p>Purple_Feature branched from Devlelopment.</text:p>
          <text:p/>
          <text:p>Commands:</text:p>
          <text:p>git checkout -b Purple_Feature Development</text:p>
          <text:p>git branch --edit-description <text:s/>Purple_Feature</text:p>
          <text:p>git push origin -u Purple_Feature</text:p>
          <text:p/>
        </officeooo:annotation>
        <officeooo:annotation svg:x="12.288cm" svg:y="17.783cm">
          <dc:date>2017-03-04T15:51:51</dc:date>
          <text:p>Task:</text:p>
          <text:p>Red_Feature Updated.</text:p>
          <text:p/>
          <text:p>Commands:</text:p>
          <text:p>git checkout <text:s/>Red_Feature</text:p>
          <text:p>mkdir Red_Feature</text:p>
          <text:p>vi Red_Feature/Section2_Step7.txt</text:p>
          <text:p>git add Red_Feature/Section2_Step7.txt</text:p>
          <text:p>git commit -m "Section 2 - Step 7: Creating Red_Feature/Section2_Step7.txt"</text:p>
          <text:p>Git push</text:p>
        </officeooo:annotation>
        <officeooo:annotation svg:x="16.357cm" svg:y="11.753cm">
          <dc:date>2017-03-04T15:51:57</dc:date>
          <text:p>Task:</text:p>
          <text:p>Development Updated.</text:p>
          <text:p/>
          <text:p>Commands:</text:p>
          <text:p><text:span text:style-name="T3"/></text:p>
          <text:p><text:span text:style-name="T3">git checkout Development </text:span></text:p>
          <text:p><text:span text:style-name="T3">vi Features/Extra_New_Dev.URL</text:span></text:p>
          <text:p><text:span text:style-name="T3">git add Features/Extra_New_Dev.URL</text:span></text:p>
          <text:p><text:span text:style-name="T3">git commit -m "Section 3 - Step 8: Creating Features/Extra_New_Dev.URL"</text:span></text:p>
          <text:p><text:span text:style-name="T3"/></text:p>
          <text:p><text:span text:style-name="T3">vi Features/New_Dev.URL</text:span></text:p>
          <text:p><text:span text:style-name="T3">git commit -am "Section 3 - Step 8: Updating Features/New_Dev.URL"</text:span></text:p>
          <text:p><text:span text:style-name="T3">git push</text:span></text:p>
        </officeooo:annotation>
        <officeooo:annotation svg:x="16.358cm" svg:y="14.755cm">
          <dc:date>2017-03-04T15:52:07</dc:date>
          <text:p>Task:</text:p>
          <text:p>Purple_Feature Updated.</text:p>
          <text:p/>
          <text:p>Commands:</text:p>
          <text:p><text:span text:style-name="T4">git checkout Purple_Feature</text:span></text:p>
          <text:p><text:span text:style-name="T4">mkdir Purple_Feature</text:span></text:p>
          <text:p><text:span text:style-name="T4">vi Purple_Feature/Section3_Step9.txt</text:span></text:p>
          <text:p><text:span text:style-name="T4">git add Purple_Feature/Section3_Step9.txt</text:span></text:p>
          <text:p><text:span text:style-name="T4">git commit -m "Section 3 - Step 9: Creating Red_Feature/Section3_Step9.txt"</text:span></text:p>
          <text:p><text:span text:style-name="T4">git push</text:span></text:p>
        </officeooo:annotation>
        <officeooo:annotation svg:x="16.282cm" svg:y="17.732cm">
          <dc:date>2017-03-04T15:52:17</dc:date>
          <text:p>Task:</text:p>
          <text:p>Red_Feature Updated.</text:p>
          <text:p/>
          <text:p>Commands:</text:p>
          <text:p><text:span text:style-name="T5">git checkout Red_Feature</text:span></text:p>
          <text:p><text:span text:style-name="T5">vi Red_Feature/Section3_Step10.sh</text:span></text:p>
          <text:p><text:span text:style-name="T5">git add Red_Feature/Section3_Step10.sh</text:span></text:p>
          <text:p><text:span text:style-name="T5">git commit -m "Section 3 - Step 10: Creating Red_Feature/Section3_Step10.sh"</text:span></text:p>
          <text:p><text:span text:style-name="T5">git push</text:span></text:p>
        </officeooo:annotation>
        <officeooo:annotation svg:x="20.225cm" svg:y="11.752cm">
          <dc:date>2017-03-04T16:05:45</dc:date>
          <text:p>Task:</text:p>
          <text:p>Development Updated.</text:p>
          <text:p/>
          <text:p>Commands:</text:p>
          <text:p text:style-name="P5"><text:span text:style-name="T6">git checkout Development</text:span></text:p>
          <text:p>vi Patches/Developmet_Patch_Section4-Step11.sh</text:p>
          <text:p>git add Patches/Developmet_Patch_Section4-Step11.sh</text:p>
          <text:p>git commit -m “Patches/Developmet_Patch_Section4-Step11.sh”</text:p>
          <text:p>git push </text:p>
        </officeooo:annotation>
        <officeooo:annotation svg:x="20.225cm" svg:y="13.102cm">
          <dc:date>2017-03-04T16:52:28</dc:date>
          <text:p>Task:</text:p>
          <text:p>Purple_Feature merged with Development.</text:p>
          <text:p/>
          <text:p>Commands:</text:p>
          <text:p text:style-name="P6">git checkout Purple_Feature <text:s text:c="41"/># (from)</text:p>
          <text:p text:style-name="P6">git pull</text:p>
          <text:p text:style-name="P6">git checkout Development <text:s text:c="44"/># <text:s/>(into)</text:p>
          <text:p text:style-name="P6">git pull</text:p>
          <text:p text:style-name="P6">git log --oneline <text:s/>--graph <text:s/>--all</text:p>
          <text:p text:style-name="P6">git diff Development <text:s/>Purple_Feature</text:p>
          <text:p text:style-name="P6">git merge -m "Section 4 - Step 12: Merging Purple_Feature into the Development branch" Purple_Feature</text:p>
          <text:p text:style-name="P6">git push</text:p>
          <text:p text:style-name="P6"/>
          <text:p text:style-name="P7">Check then remove Purple_Feature</text:p>
          <text:p text:style-name="P7"/>
          <text:p text:style-name="P6">git branch -d Purple_Feature</text:p>
          <text:p text:style-name="P6">git push origin --delete Purple_Feature</text:p>
        </officeooo:annotation>
        <officeooo:annotation svg:x="21.803cm" svg:y="10.278cm">
          <dc:date>2017-03-04T17:23:52</dc:date>
          <text:p>Task:</text:p>
          <text:p>Release branch created from Devlopment</text:p>
          <text:p>(After Purple_Feature merge).</text:p>
          <text:p/>
          <text:p>Commands:</text:p>
          <text:p text:style-name="P8">git branch -v</text:p>
          <text:p text:style-name="P8">git checkout Development</text:p>
          <text:p text:style-name="P8">git pull</text:p>
          <text:p text:style-name="P8">git checkout -b Release Development</text:p>
          <text:p text:style-name="P8">git branch --edit-description <text:s/>Release</text:p>
          <text:p text:style-name="P8">git push -u origin Release</text:p>
        </officeooo:annotation>
        <officeooo:annotation svg:x="20.2cm" svg:y="17.732cm">
          <dc:date>2017-03-04T17:23:32</dc:date>
          <text:p>Task:</text:p>
          <text:p>Red_Feature Updated.</text:p>
          <text:p/>
          <text:p>Commands:</text:p>
          <text:p text:style-name="P9">git checkout Red_Feature</text:p>
          <text:p text:style-name="P9">vi Red_Feature/Section4_Step14.sh</text:p>
          <text:p text:style-name="P9">git add Red_Feature/Section4_Step14.sh</text:p>
          <text:p text:style-name="P9">git commit -m "Section 4 - Step 14: Creating Red_Feature/Section4_Step14.sh"</text:p>
          <text:p text:style-name="P9">git push</text:p>
        </officeooo:annotation>
        <officeooo:annotation svg:x="24.22cm" svg:y="8.751cm">
          <dc:date>2017-03-04T15:52:42</dc:date>
          <text:p>Task:</text:p>
          <text:p>Release updated.</text:p>
          <text:p/>
          <text:p>Commands:</text:p>
        </officeooo:annotation>
        <officeooo:annotation svg:x="24.321cm" svg:y="5.775cm">
          <dc:date>2017-03-04T15:52:38</dc:date>
          <text:p>Task:</text:p>
          <text:p>Release merged into Version 1.0.</text:p>
          <text:p/>
          <text:p>Commands:</text:p>
        </officeooo:annotation>
        <officeooo:annotation svg:x="24.372cm" svg:y="11.677cm">
          <dc:date>2017-03-04T15:52:53</dc:date>
          <text:p>Task:</text:p>
          <text:p>Release merged into Devlopment.</text:p>
          <text:p/>
          <text:p>Commands:</text:p>
        </officeooo:annotation>
        <officeooo:annotation svg:x="26.738cm" svg:y="5.749cm">
          <dc:date>2017-03-04T15:52:56</dc:date>
          <text:p>Task:</text:p>
          <text:p>Version 1.0 branched into Version 1.1</text:p>
          <text:p>Version 1.0 frozen</text:p>
          <text:p/>
          <text:p>Commands:</text:p>
        </officeooo:annotation>
        <officeooo:annotation svg:x="27.272cm" svg:y="8.752cm">
          <dc:date>2017-03-04T15:52:59</dc:date>
          <text:p>Task:</text:p>
          <text:p>Release branch deleted.</text:p>
          <text:p/>
          <text:p>Commands:</text:p>
        </officeooo:annotation>
        <officeooo:annotation svg:x="26.713cm" svg:y="11.728cm">
          <dc:date>2017-03-04T15:53:03</dc:date>
          <text:p>Task:</text:p>
          <text:p>Development Updated.</text:p>
          <text:p/>
          <text:p>Commands:</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Marble" xlink:href="Pictures/100000000000005E0000005E3DB11BFF2B79815D.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bitmap" draw:fill-image-name="Marbl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4T17:24:03.561741041</dc:date>
    <meta:editing-duration>PT1H38M41S</meta:editing-duration>
    <meta:editing-cycles>25</meta:editing-cycles>
    <meta:generator>LibreOffice/5.1.6.2$Linux_X86_64 LibreOffice_project/10m0$Build-2</meta:generator>
    <meta:print-date>2017-03-04T15:50:26.549181897</meta:print-date>
    <meta:document-statistic meta:object-count="80"/>
  </office:meta>
</office:document-meta>
</file>